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font-style="italic" fo:font-weight="bold" officeooo:rsid="000936a4" officeooo:paragraph-rsid="000936a4" style:font-style-asian="italic" style:font-weight-asian="bold" style:font-style-complex="italic" style:font-weight-complex="bold"/>
    </style:style>
    <style:style style:name="P2" style:family="paragraph" style:parent-style-name="Standard">
      <style:text-properties fo:font-style="normal" fo:font-weight="bold" officeooo:rsid="0009a17c" officeooo:paragraph-rsid="0009a17c" style:font-style-asian="normal" style:font-weight-asian="bold" style:font-style-complex="normal" style:font-weight-complex="bold"/>
    </style:style>
    <style:style style:name="P3" style:family="paragraph" style:parent-style-name="Standard">
      <style:text-properties fo:font-style="normal" fo:font-weight="bold" officeooo:rsid="000b23fe" officeooo:paragraph-rsid="000b23fe" style:font-style-asian="normal" style:font-weight-asian="bold" style:font-style-complex="normal" style:font-weight-complex="bold"/>
    </style:style>
    <style:style style:name="P4" style:family="paragraph" style:parent-style-name="Standard">
      <style:text-properties fo:font-style="normal" fo:font-weight="normal" officeooo:rsid="000936a4" officeooo:paragraph-rsid="000936a4" style:font-style-asian="normal" style:font-weight-asian="normal" style:font-style-complex="normal" style:font-weight-complex="normal"/>
    </style:style>
    <style:style style:name="P5" style:family="paragraph" style:parent-style-name="Standard">
      <style:text-properties fo:font-size="14pt" fo:font-style="italic" fo:font-weight="bold" officeooo:rsid="000936a4" officeooo:paragraph-rsid="000936a4" style:font-style-asian="italic" style:font-weight-asian="bold" style:font-style-complex="italic" style:font-weight-complex="bold"/>
    </style:style>
    <style:style style:name="T1" style:family="text">
      <style:text-properties fo:font-style="normal" style:font-style-asian="normal" style:font-style-complex="normal"/>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fo:font-style="normal" fo:font-weight="normal" officeooo:rsid="0009a17c" style:font-style-asian="normal" style:font-weight-asian="normal" style:font-style-complex="normal" style:font-weight-complex="normal"/>
    </style:style>
    <style:style style:name="T4" style:family="text">
      <style:text-properties fo:font-weight="normal" style:font-weight-asian="normal" style:font-weight-complex="normal"/>
    </style:style>
    <style:style style:name="T5" style:family="text">
      <style:text-properties fo:font-weight="normal" officeooo:rsid="000b23fe" style:font-weight-asian="normal" style:font-weight-complex="normal"/>
    </style:style>
    <style:style style:name="T6" style:family="text">
      <style:text-properties fo:font-style="italic" fo:font-weight="normal" style:font-style-asian="italic" style:font-weight-asian="normal" style:font-style-complex="italic"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his project shall explain the working of an HC-SR04 module (Ultrasonic Sensor). To begin with:</text:p>
      <text:p text:style-name="P1"/>
      <text:p text:style-name="P1">HC-SR04 (Ultrasonic Sensor):<text:span text:style-name="T1"> </text:span><text:span text:style-name="T2">an ultrasonic sensor is used when we need to measure distances. Following the principle of how bats detect objects in the dark, it sends out high frequency sound waves which are inaudible to the human ear (</text:span><text:span text:style-name="T1">range – 25 to 50 kHz</text:span><text:span text:style-name="T2">).</text:span><text:span text:style-name="T1"> </text:span><text:span text:style-name="T2">In case an object comes in between, the pressure waves get reflected back and </text:span><text:span text:style-name="T3">the distance is calculated based on the time taken for the wave to get reflected back.</text:span></text:p>
      <text:p text:style-name="P1"><text:span text:style-name="T3"/></text:p>
      <text:p text:style-name="P2">The ultrasonic sensor has 4 pins :</text:p>
      <text:p text:style-name="P2"/>
      <text:p text:style-name="P2"><text:span text:style-name="T4">1) VCC- </text:span><text:span text:style-name="T6">should be connected to a 5V pin of the arduino.</text:span></text:p>
      <text:p text:style-name="P2"><text:span text:style-name="T4">2) gnd- </text:span><text:span text:style-name="T6">should be connected to ground pin of the arduino.</text:span></text:p>
      <text:p text:style-name="P2"><text:span text:style-name="T4">3) trigger pin- </text:span><text:span text:style-name="T6">can be connected to any of the digital pins on arduino.</text:span></text:p>
      <text:p text:style-name="P2"><text:span text:style-name="T4">4) echo pin- </text:span><text:span text:style-name="T6">can be connected to any of the digital pins on arduino.</text:span></text:p>
      <text:p text:style-name="P2"><text:span text:style-name="T4"/></text:p>
      <text:p text:style-name="P2">The trigger pin<text:span text:style-name="T4"> is an output pin, as it sends out ultrasonic waves. While working out the project, if one eye (</text:span>trigger pin eye)<text:span text:style-name="T4"> of the sensor is closed, we do not see any output, as no waves are sent out in the first place.</text:span></text:p>
      <text:p text:style-name="P2"><text:span text:style-name="T4"/></text:p>
      <text:p text:style-name="P2">The echo pin<text:span text:style-name="T4"> on the other hand is an input pin, as it receives the ultrasonic waves after they hit an obstacle. In case no obstacle is present in its path, no output is seen. While working out the project if we close the other eye (</text:span>echo pin eye<text:span text:style-name="T4">) of the sensor, </text:span><text:span text:style-name="T5">we might still see the output, as the signal is still sent out.</text:span></text:p>
      <text:p text:style-name="P2"><text:span text:style-name="T5"/></text:p>
      <text:p text:style-name="P3"><text:span text:style-name="T5">T</text:span><text:span text:style-name="T4">he connections, and code are available in the respective files. </text:span></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26T21:26:49.851281841</meta:creation-date>
    <dc:date>2020-05-26T21:52:52.841062724</dc:date>
    <meta:editing-duration>PT2M22S</meta:editing-duration>
    <meta:editing-cycles>1</meta:editing-cycles>
    <meta:document-statistic meta:table-count="0" meta:image-count="0" meta:object-count="0" meta:page-count="1" meta:paragraph-count="10" meta:word-count="267" meta:character-count="1414" meta:non-whitespace-character-count="1155"/>
    <meta:generator>LibreOffice/6.0.7.3$Linux_X86_64 LibreOffice_project/00m0$Build-3</meta:generator>
  </office:meta>
</office:document-meta>
</file>